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DCA512E5BABE88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4.75cm" fo:min-width="289.5cm"/>
    </style:style>
    <style:style style:name="gr2" style:family="graphic" style:parent-style-name="standard">
      <style:graphic-properties draw:stroke="none" draw:fill="hatch" draw:fill-color="#dddddd" draw:fill-hatch-name="Black_20_45_20_Degrees_20_Wide" draw:fill-hatch-solid="true" draw:textarea-horizontal-align="justify" draw:textarea-vertical-align="middle" draw:auto-grow-height="false" fo:min-height="249.75cm" fo:min-width="9.5cm"/>
    </style:style>
    <style:style style:name="gr3" style:family="graphic" style:parent-style-name="objectwithoutfill">
      <style:graphic-properties svg:stroke-width="2cm" svg:stroke-color="#cc9966" draw:marker-start-width="3.199cm" draw:marker-end-width="3.199cm" svg:stroke-opacity="34%" draw:fill="none" draw:opacity="50%" draw:textarea-vertical-align="middle" fo:padding-top="1.124cm" fo:padding-bottom="1.124cm" fo:padding-left="1.249cm" fo:padding-right="1.249cm"/>
    </style:style>
    <style:style style:name="gr4" style:family="graphic" style:parent-style-name="standard">
      <style:graphic-properties draw:textarea-horizontal-align="justify" draw:textarea-vertical-align="middle" draw:auto-grow-height="false" fo:min-height="35.75cm" fo:min-width="55.5cm"/>
    </style:style>
    <style:style style:name="gr5" style:family="graphic" style:parent-style-name="objectwithoutfill">
      <style:graphic-properties svg:stroke-width="2cm" svg:stroke-color="#cccccc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20.75cm" fo:min-width="34.5cm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20.76cm" fo:min-width="34.5cm"/>
    </style:style>
    <style:style style:name="gr8" style:family="graphic" style:parent-style-name="objectwithoutfill">
      <style:graphic-properties svg:stroke-width="2cm" svg:stroke-color="#cc9966" draw:marker-start-width="3.199cm" draw:marker-end-width="3.199cm" draw:fill="none" draw:textarea-vertical-align="middle" fo:padding-top="1.124cm" fo:padding-bottom="1.124cm" fo:padding-left="1.249cm" fo:padding-right="1.249cm"/>
    </style:style>
    <style:style style:name="gr9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5cm" fo:min-width="116.11cm"/>
    </style:style>
    <style:style style:name="gr10" style:family="graphic" style:parent-style-name="objectwithoutfill">
      <style:graphic-properties svg:stroke-width="2cm" svg:stroke-color="#cc9966" draw:marker-start-width="3.199cm" draw:marker-end-width="3.199cm" svg:stroke-opacity="100%" draw:fill="none" draw:textarea-vertical-align="middle" fo:padding-top="1.124cm" fo:padding-bottom="1.124cm" fo:padding-left="1.249cm" fo:padding-right="1.249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237.75cm" fo:min-width="7.5cm"/>
    </style:style>
    <style:style style:name="gr12" style:family="graphic" style:parent-style-name="standard">
      <style:graphic-properties draw:fill-color="#333333" draw:textarea-horizontal-align="justify" draw:textarea-vertical-align="middle" draw:auto-grow-height="false" fo:min-height="27.75cm" fo:min-width="7.486cm"/>
    </style:style>
    <style:style style:name="gr13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3.75cm" fo:min-width="214.2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43.75cm" fo:min-width="14.5cm"/>
    </style:style>
    <style:style style:name="gr15" style:family="graphic" style:parent-style-name="standard">
      <style:graphic-properties draw:fill-color="#808080" draw:textarea-horizontal-align="justify" draw:textarea-vertical-align="middle" draw:auto-grow-height="false" fo:min-height="43.75cm" fo:min-width="3.5cm"/>
    </style:style>
    <style:style style:name="gr16" style:family="graphic" style:parent-style-name="objectwithoutfill">
      <style:graphic-properties svg:stroke-width="2cm" svg:stroke-color="#cc9966" draw:marker-start-width="3.199cm" draw:marker-end-width="3.199cm" svg:stroke-opacity="34%" draw:fill="none" draw:textarea-vertical-align="middle" fo:padding-top="1.124cm" fo:padding-bottom="1.124cm" fo:padding-left="1.249cm" fo:padding-right="1.249cm"/>
    </style:style>
    <style:style style:name="gr17" style:family="graphic" style:parent-style-name="objectwithoutfill">
      <style:graphic-properties svg:stroke-width="2cm" svg:stroke-color="#cc9966" draw:marker-start-width="3.199cm" draw:marker-end-width="3.199cm" svg:stroke-opacity="34%" draw:fill="none" draw:opacity="34%" draw:textarea-vertical-align="middle" fo:padding-top="1.124cm" fo:padding-bottom="1.124cm" fo:padding-left="1.249cm" fo:padding-right="1.249cm"/>
    </style:style>
    <style:style style:name="gr18" style:family="graphic" style:parent-style-name="standard">
      <style:graphic-properties draw:stroke="solid" draw:stroke-dash="Ultrafine_20_Dashed" svg:stroke-width="0.018cm" svg:stroke-color="#808080" draw:marker-start-width="0.226cm" draw:marker-end-width="0.226cm" svg:stroke-opacity="100%" draw:fill-color="#ffffff" draw:opacity="50%" draw:textarea-horizontal-align="justify" draw:textarea-vertical-align="middle" draw:auto-grow-height="false" fo:min-height="43.75cm" fo:min-width="119.5cm" fo:padding-top="0.133cm" fo:padding-bottom="0.133cm" fo:padding-left="0.258cm" fo:padding-right="0.258cm"/>
    </style:style>
    <style:style style:name="gr19" style:family="graphic" style:parent-style-name="standard">
      <style:graphic-properties svg:stroke-width="0.018cm" svg:stroke-color="#808080" draw:marker-start-width="0.227cm" draw:marker-end-width="0.227cm" svg:stroke-opacity="100%" draw:fill-color="#ffffff" draw:opacity="50%" draw:textarea-horizontal-align="justify" draw:textarea-vertical-align="middle" draw:auto-grow-height="false" fo:min-height="37.75cm" fo:min-width="119.5cm" fo:padding-top="0.134cm" fo:padding-bottom="0.134cm" fo:padding-left="0.259cm" fo:padding-right="0.259cm"/>
    </style:style>
    <style:style style:name="gr20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21" style:family="graphic" style:parent-style-name="standard">
      <style:graphic-properties draw:fill-color="#99ff33" draw:textarea-horizontal-align="justify" draw:textarea-vertical-align="middle" draw:auto-grow-height="false" fo:min-height="24.75cm" fo:min-width="4.5cm"/>
    </style:style>
    <style:style style:name="gr22" style:family="graphic" style:parent-style-name="standard">
      <style:graphic-properties draw:fill-color="#99ff33" draw:textarea-horizontal-align="justify" draw:textarea-vertical-align="middle" draw:auto-grow-height="false" fo:min-height="19.75cm" fo:min-width="4.5cm"/>
    </style:style>
    <style:style style:name="gr23" style:family="graphic" style:parent-style-name="standard">
      <style:graphic-properties draw:fill-color="#99ff33" draw:textarea-horizontal-align="justify" draw:textarea-vertical-align="middle" draw:auto-grow-height="false" fo:min-height="22.75cm" fo:min-width="4.5cm"/>
    </style:style>
    <style:style style:name="gr24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6cm" fo:min-width="24.5cm"/>
    </style:style>
    <style:style style:name="gr25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26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17.75cm" fo:min-width="214.2cm"/>
    </style:style>
    <style:style style:name="gr27" style:family="graphic" style:parent-style-name="measure" style:list-style-name="L1">
      <style:graphic-properties svg:stroke-color="#006633" draw:marker-start-width="3cm" draw:marker-end-width="3cm" draw:textarea-vertical-align="middle" draw:line-distance="9.2cm"/>
    </style:style>
    <style:style style:name="gr28" style:family="graphic" style:parent-style-name="standard">
      <style:graphic-properties svg:stroke-color="#666666" draw:fill-color="#ffff99" draw:textarea-horizontal-align="justify" draw:textarea-vertical-align="middle" draw:auto-grow-height="false" fo:min-height="9.45cm" fo:min-width="27.1cm" fo:wrap-option="no-wrap"/>
    </style:style>
    <style:style style:name="gr29" style:family="graphic" style:parent-style-name="standard">
      <style:graphic-properties svg:stroke-color="#666666" draw:fill-color="#ffff99" draw:textarea-horizontal-align="justify" draw:textarea-vertical-align="middle" draw:auto-grow-height="false" fo:min-height="8.55cm" fo:min-width="27.1cm" fo:wrap-option="no-wrap"/>
    </style:style>
    <style:style style:name="gr30" style:family="graphic" style:parent-style-name="standard">
      <style:graphic-properties svg:stroke-color="#000000" svg:stroke-opacity="10%" draw:fill="bitmap" draw:fill-color="#99ccff" draw:fill-image-name="Sky" draw:opacity="70%" draw:textarea-horizontal-align="justify" draw:textarea-vertical-align="middle" draw:auto-grow-height="false" fo:min-height="17.75cm" fo:min-width="119.5cm"/>
    </style:style>
    <style:style style:name="gr31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35.75cm" fo:min-width="24.49cm"/>
    </style:style>
    <style:style style:name="gr32" style:family="graphic" style:parent-style-name="standard">
      <style:graphic-properties draw:fill="hatch" draw:fill-color="#dddddd" draw:fill-hatch-name="Hatching_20_4" draw:fill-hatch-solid="true" draw:textarea-horizontal-align="justify" draw:textarea-vertical-align="middle" draw:auto-grow-height="false" fo:min-height="26.75cm" fo:min-width="26.5cm"/>
    </style:style>
    <style:style style:name="gr33" style:family="graphic" style:parent-style-name="standard">
      <style:graphic-properties draw:fill="hatch" draw:fill-color="#dddddd" draw:fill-hatch-name="Hatching_20_4" draw:fill-hatch-solid="true" draw:textarea-horizontal-align="justify" draw:textarea-vertical-align="middle" draw:auto-grow-height="false" fo:min-height="34.75cm" fo:min-width="26.5cm"/>
    </style:style>
    <style:style style:name="gr34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19.74cm" fo:min-width="24.5cm"/>
    </style:style>
    <style:style style:name="gr35" style:family="graphic" style:parent-style-name="standard">
      <style:graphic-properties draw:fill="hatch" draw:fill-color="#dddddd" draw:fill-hatch-name="Hatching_20_1" draw:fill-hatch-solid="true" draw:textarea-horizontal-align="justify" draw:textarea-vertical-align="middle" draw:auto-grow-height="false" fo:min-height="24.75cm" fo:min-width="24.49cm"/>
    </style:style>
    <style:style style:name="gr36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5.75cm" fo:min-width="55.5cm"/>
    </style:style>
    <style:style style:name="gr37" style:family="graphic" style:parent-style-name="standard">
      <style:graphic-properties draw:fill="hatch" draw:fill-color="#dddddd" draw:fill-hatch-name="Hatching_20_2" draw:fill-hatch-solid="true" draw:textarea-horizontal-align="justify" draw:textarea-vertical-align="middle" draw:auto-grow-height="false" fo:min-height="25.75cm" fo:min-width="55.51cm"/>
    </style:style>
    <style:style style:name="gr38" style:family="graphic" style:parent-style-name="standard">
      <style:graphic-properties svg:stroke-color="#666666" draw:fill-color="#ffff99" draw:textarea-horizontal-align="justify" draw:textarea-vertical-align="middle" draw:auto-grow-height="false" fo:min-height="9.45cm" fo:min-width="33.6cm" fo:wrap-option="no-wrap"/>
    </style:style>
    <style:style style:name="gr39" style:family="graphic" style:parent-style-name="standard">
      <style:graphic-properties draw:fill-color="#808080" draw:textarea-horizontal-align="justify" draw:textarea-vertical-align="middle" draw:auto-grow-height="false" fo:min-height="47.75cm" fo:min-width="1.5cm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2.572cm" fo:min-width="4.332cm"/>
    </style:style>
    <style:style style:name="gr41" style:family="graphic" style:parent-style-name="standard">
      <style:graphic-properties svg:stroke-color="#666666" draw:fill-color="#ffff99" draw:textarea-horizontal-align="justify" draw:textarea-vertical-align="middle" draw:auto-grow-height="false" fo:min-height="12.084cm" fo:min-width="28.65cm" fo:wrap-option="no-wrap"/>
    </style:style>
    <style:style style:name="gr42" style:family="graphic" style:parent-style-name="standard">
      <style:graphic-properties draw:stroke="none" draw:marker-start="" draw:fill="hatch" draw:fill-color="#dddddd" draw:fill-hatch-name="Hatching_20_6" draw:fill-hatch-solid="false" draw:textarea-horizontal-align="justify" draw:textarea-vertical-align="middle" draw:auto-grow-height="false" fo:min-height="3.75cm" fo:min-width="237.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8.75cm" fo:min-width="4.5cm"/>
    </style:style>
    <style:style style:name="gr44" style:family="graphic" style:parent-style-name="standard">
      <style:graphic-properties svg:stroke-color="#666666" draw:fill-color="#ffff99" draw:textarea-horizontal-align="justify" draw:textarea-vertical-align="middle" draw:auto-grow-height="false" fo:min-height="53.75cm" fo:min-width="41.2cm" fo:wrap-option="no-wrap"/>
    </style:style>
    <style:style style:name="P1" style:family="paragraph">
      <loext:graphic-properties draw:fill="hatch" draw:fill-color="#dddddd" draw:fill-hatch-name="Black_20_45_20_Degrees_20_Wide" draw:fill-hatch-solid="true"/>
      <style:paragraph-properties fo:text-align="start"/>
    </style:style>
    <style:style style:name="P2" style:family="paragraph">
      <loext:graphic-properties draw:fill="hatch" draw:fill-color="#dddddd" draw:fill-hatch-name="Black_20_45_20_Degrees_20_Wide" draw:fill-hatch-solid="true"/>
      <style:paragraph-properties fo:text-align="center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hatch" draw:fill-color="#dddddd" draw:fill-hatch-name="Hatching_20_1" draw:fill-hatch-solid="true"/>
      <style:paragraph-properties fo:text-align="center"/>
    </style:style>
    <style:style style:name="P8" style:family="paragraph">
      <loext:graphic-properties draw:fill="hatch" draw:fill-color="#dddddd" draw:fill-hatch-name="Hatching_20_2" draw:fill-hatch-solid="true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none" draw:opacity="34%"/>
      <style:paragraph-properties fo:text-align="center"/>
    </style:style>
    <style:style style:name="P12" style:family="paragraph">
      <loext:graphic-properties draw:fill-color="#ffffff" draw:opacity="50%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99ff33"/>
      <style:paragraph-properties fo:text-align="center"/>
    </style:style>
    <style:style style:name="P15" style:family="paragraph">
      <loext:graphic-properties draw:fill-color="#ffff99"/>
      <style:paragraph-properties fo:text-align="center"/>
      <style:text-properties fo:font-size="110pt" style:font-size-asian="110pt" style:font-size-complex="110pt"/>
    </style:style>
    <style:style style:name="P16" style:family="paragraph">
      <loext:graphic-properties draw:fill="bitmap" draw:fill-color="#99ccff" draw:fill-image-name="Sky" draw:opacity="70%"/>
      <style:paragraph-properties fo:text-align="center"/>
    </style:style>
    <style:style style:name="P17" style:family="paragraph">
      <loext:graphic-properties draw:fill="hatch" draw:fill-color="#dddddd" draw:fill-hatch-name="Hatching_20_4" draw:fill-hatch-solid="true"/>
      <style:paragraph-properties fo:text-align="center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="hatch" draw:fill-color="#dddddd" draw:fill-hatch-name="Hatching_20_6" draw:fill-hatch-solid="false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-color="#ffff99"/>
      <style:paragraph-properties fo:text-align="start"/>
      <style:text-properties fo:font-size="110pt" style:font-size-asian="110pt" style:font-size-complex="110pt"/>
    </style:style>
    <style:style style:name="T1" style:family="text">
      <style:text-properties fo:font-size="110pt" style:font-size-asian="18pt" style:font-size-complex="18pt"/>
    </style:style>
    <style:style style:name="T2" style:family="text">
      <style:text-properties fo:font-size="110pt" style:font-size-asian="110pt" style:font-size-complex="1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90cm" svg:height="5cm" svg:x="-7cm" svg:y="24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90cm" svg:height="5cm" svg:x="-7cm" svg:y="-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0cm" svg:height="250cm" svg:x="272.5cm" svg:y="-4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121cm" svg:y1="241cm" svg:x2="121cm" svg:y2="41cm">
          <text:p/>
        </draw:line>
        <draw:custom-shape draw:style-name="gr4" draw:text-style-name="P4" draw:layer="layout" svg:width="56cm" svg:height="36cm" svg:x="56.3cm" svg:y="108.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5cm" svg:y1="184cm" svg:x2="239.5cm" svg:y2="184cm">
          <text:p/>
        </draw:line>
        <draw:g>
          <draw:custom-shape draw:style-name="gr6" draw:text-style-name="P6" draw:layer="layout" svg:width="35cm" svg:height="21cm" draw:transform="rotate (1.5707963267949) translate (243.8cm 39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35cm" svg:height="21.01cm" draw:transform="rotate (1.5707963267949) translate (2cm 39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5" draw:layer="layout" svg:x1="1cm" svg:y1="186cm" svg:x2="241cm" svg:y2="186cm">
          <text:p/>
        </draw:line>
        <draw:custom-shape draw:style-name="gr9" draw:text-style-name="P7" draw:layer="layout" svg:width="116.61cm" svg:height="20cm" svg:x="2.8cm" svg:y="163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cm" svg:y1="161cm" svg:x2="241cm" svg:y2="161cm">
          <text:p/>
        </draw:line>
        <draw:line draw:style-name="gr5" draw:text-style-name="P5" draw:layer="layout" svg:x1="2.5cm" svg:y1="159cm" svg:x2="119.51cm" svg:y2="159cm">
          <text:p/>
        </draw:line>
        <draw:g>
          <draw:custom-shape draw:style-name="gr11" draw:text-style-name="P6" draw:layer="layout" svg:width="8cm" svg:height="238cm" draw:transform="rotate (1.5707963267949) translate (2cm 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7.986cm" svg:height="28cm" draw:transform="rotate (1.5707963267949) translate (242cm 240.9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5" draw:layer="layout" svg:x1="1cm" svg:y1="232cm" svg:x2="241cm" svg:y2="232cm">
          <text:p/>
        </draw:line>
        <draw:custom-shape draw:style-name="gr13" draw:text-style-name="P8" draw:layer="layout" svg:width="214.71cm" svg:height="24cm" svg:x="24.3cm" svg:y="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5cm" svg:height="44cm" draw:transform="rotate (1.5707963267949) translate (2.7cm 13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4cm" svg:height="44cm" draw:transform="rotate (1.5707963267949) translate (2.7cm 14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1cm" svg:y1="81cm" svg:x2="121cm" svg:y2="81cm">
          <text:p/>
        </draw:line>
        <draw:line draw:style-name="gr3" draw:text-style-name="P3" draw:layer="layout" svg:x1="1cm" svg:y1="146cm" svg:x2="120cm" svg:y2="146cm">
          <text:p/>
        </draw:line>
        <draw:line draw:style-name="gr3" draw:text-style-name="P3" draw:layer="layout" svg:x1="181cm" svg:y1="161cm" svg:x2="181cm" svg:y2="101cm">
          <text:p/>
        </draw:line>
        <draw:line draw:style-name="gr3" draw:text-style-name="P3" draw:layer="layout" svg:x1="181cm" svg:y1="131cm" svg:x2="241cm" svg:y2="131cm">
          <text:p/>
        </draw:line>
        <draw:line draw:style-name="gr17" draw:text-style-name="P11" draw:layer="layout" svg:x1="242cm" svg:y1="101cm" svg:x2="272cm" svg:y2="101cm">
          <text:p/>
        </draw:line>
        <draw:line draw:style-name="gr17" draw:text-style-name="P11" draw:layer="layout" svg:x1="242cm" svg:y1="40.9cm" svg:x2="272cm" svg:y2="40.9cm">
          <text:p/>
        </draw:line>
        <draw:line draw:style-name="gr17" draw:text-style-name="P11" draw:layer="layout" svg:x1="242cm" svg:y1="131cm" svg:x2="272cm" svg:y2="131cm">
          <text:p/>
        </draw:line>
        <draw:line draw:style-name="gr17" draw:text-style-name="P11" draw:layer="layout" svg:x1="242cm" svg:y1="161cm" svg:x2="272cm" svg:y2="161cm">
          <text:p/>
        </draw:line>
        <draw:line draw:style-name="gr17" draw:text-style-name="P11" draw:layer="layout" svg:x1="242cm" svg:y1="186cm" svg:x2="272cm" svg:y2="186cm">
          <text:p/>
        </draw:line>
        <draw:line draw:style-name="gr10" draw:text-style-name="P5" draw:layer="layout" svg:x1="242cm" svg:y1="232cm" svg:x2="272cm" svg:y2="232cm">
          <text:p/>
        </draw:line>
        <draw:line draw:style-name="gr16" draw:text-style-name="P5" draw:layer="layout" svg:x1="1cm" svg:y1="209cm" svg:x2="241cm" svg:y2="209cm">
          <text:p/>
        </draw:line>
        <draw:g>
          <draw:custom-shape draw:style-name="gr18" draw:text-style-name="P12" draw:layer="layout" svg:width="120cm" svg:height="44cm" svg:x="2cm" svg:y="18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120cm" svg:height="44cm" svg:x="120cm" svg:y="1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120cm" svg:height="38cm" svg:x="2cm" svg:y="6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120cm" svg:height="38cm" svg:x="120cm" svg:y="62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116.61cm" svg:height="20cm" svg:x="122.5cm" svg:y="163cm">
          <text:p/>
          <draw:enhanced-geometry svg:viewBox="0 0 21600 21600" draw:type="rectangle" draw:enhanced-path="M 0 0 L 21600 0 21600 21600 0 21600 0 0 Z N"/>
        </draw:custom-shape>
        <draw:measure draw:style-name="gr20" draw:text-style-name="P13" draw:layer="measurelines" svg:x1="5.4cm" svg:y1="241cm" svg:x2="5.4cm" svg:y2="161cm">
          <text:p text:style-name="P13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g>
          <draw:custom-shape draw:style-name="gr21" draw:text-style-name="P14" draw:layer="layout" svg:width="5cm" svg:height="25cm" svg:x="284.2cm" svg:y="16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87.2cm" svg:y="14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5cm" svg:height="23cm" svg:x="284.2cm" svg:y="210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5cm" svg:height="23cm" svg:x="287.2cm" svg:y="18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84.2cm" svg:y="8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87.2cm" svg:y="6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84.2cm" svg:y="12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87.2cm" svg:y="10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84.2cm" svg:y="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87.2cm" svg:y="2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84.2cm" svg:y="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5cm" svg:height="25cm" svg:x="293.5cm" svg:y="1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5cm" svg:height="25cm" svg:x="298.2cm" svg:y="18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5cm" svg:height="20cm" svg:x="293.5cm" svg:y="212cm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5" draw:layer="layout" svg:x1="1cm" svg:y1="241cm" svg:x2="1cm" svg:y2="1cm">
          <text:p/>
        </draw:line>
        <draw:line draw:style-name="gr10" draw:text-style-name="P5" draw:layer="layout" svg:x1="241cm" svg:y1="241cm" svg:x2="241cm" svg:y2="1cm">
          <text:p/>
        </draw:line>
        <draw:line draw:style-name="gr10" draw:text-style-name="P5" draw:layer="layout" svg:x1="271cm" svg:y1="241cm" svg:x2="271cm" svg:y2="1cm">
          <text:p/>
        </draw:line>
        <draw:line draw:style-name="gr16" draw:text-style-name="P5" draw:layer="layout" svg:x1="24cm" svg:y1="15cm" svg:x2="241cm" svg:y2="15cm">
          <text:p/>
        </draw:line>
        <draw:custom-shape draw:style-name="gr24" draw:text-style-name="P8" draw:layer="layout" svg:width="25cm" svg:height="18.01cm" svg:x="242.9cm" svg:y="42.1cm">
          <text:p/>
          <draw:enhanced-geometry svg:viewBox="0 0 21600 21600" draw:type="rectangle" draw:enhanced-path="M 0 0 L 21600 0 21600 21600 0 21600 0 0 Z N"/>
        </draw:custom-shape>
        <draw:measure draw:style-name="gr25" draw:text-style-name="P13" draw:layer="layout" svg:x1="0.4cm" svg:y1="241cm" svg:x2="0.4cm" svg:y2="41cm">
          <text:p text:style-name="P13"><text:measure text:kind="gap"/><text:measure text:kind="value">200</text:measure> <text:measure text:kind="unit">cm</text:measure><text:measure text:kind="gap"/></text:p>
        </draw:measure>
        <draw:custom-shape draw:style-name="gr26" draw:text-style-name="P8" draw:layer="layout" svg:width="214.7cm" svg:height="18cm" svg:x="24.3cm" svg:y="-4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cm" svg:y1="61cm" svg:x2="241cm" svg:y2="61cm">
          <text:p/>
        </draw:line>
        <draw:line draw:style-name="gr10" draw:text-style-name="P5" draw:layer="layout" svg:x1="1cm" svg:y1="101cm" svg:x2="241cm" svg:y2="101cm">
          <text:p/>
        </draw:line>
        <draw:measure draw:style-name="gr27" draw:text-style-name="P13" draw:layer="layout" svg:x1="-4.6cm" svg:y1="241cm" svg:x2="-4.6cm" svg:y2="81cm">
          <text:p text:style-name="P13"><text:measure text:kind="gap"/><text:measure text:kind="value">160</text:measure> <text:measure text:kind="unit">cm</text:measure><text:measure text:kind="gap"/></text:p>
        </draw:measure>
        <draw:custom-shape draw:style-name="gr28" draw:text-style-name="P15" draw:layer="layout" svg:width="27.6cm" svg:height="9.7cm" svg:x="-31.4cm" svg:y="213.5cm">
          <text:p text:style-name="P4"><text:span text:style-name="T2">Jeux</text:span></text:p>
          <draw:enhanced-geometry svg:viewBox="0 0 21600 21600" draw:mirror-horizontal="true" draw:type="line-callout-1" draw:modifiers="-9645.30270642368 -4081.31120503041 -194.079924640412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9" draw:text-style-name="P15" draw:layer="layout" svg:width="27.6cm" svg:height="8.8cm" svg:x="-32.3cm" svg:y="70cm">
          <text:p text:style-name="P4"><text:span text:style-name="T2">Vaisselle, bar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9" draw:text-style-name="P15" draw:layer="layout" svg:width="27.6cm" svg:height="8.8cm" svg:x="-32.138cm" svg:y="51.984cm">
          <text:p text:style-name="P4"><text:span text:style-name="T2">Expo</text:span></text:p>
          <draw:enhanced-geometry svg:viewBox="0 0 21600 21600" draw:mirror-horizontal="true" draw:type="line-callout-1" draw:modifiers="-9645.30270642368 -4498.67060561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9" draw:text-style-name="P15" draw:layer="layout" svg:width="27.6cm" svg:height="8.8cm" svg:x="138.9cm" svg:y="127.3cm">
          <text:p text:style-name="P4"><text:span text:style-name="T2">Expo</text:span></text:p>
          <draw:enhanced-geometry svg:viewBox="0 0 21600 21600" draw:mirror-horizontal="true" draw:type="line-callout-1" draw:modifiers="-1388.29752545198 1860.33405294853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custom-shape draw:style-name="gr30" draw:text-style-name="P16" draw:layer="layout" svg:width="120cm" svg:height="18cm" svg:x="2cm" svg:y="4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120cm" svg:height="18cm" svg:x="120cm" svg:y="42cm">
            <text:p/>
            <draw:enhanced-geometry svg:viewBox="0 0 21600 21600" draw:type="rectangle" draw:enhanced-path="M 0 0 L 21600 0 21600 21600 0 21600 0 0 Z N"/>
          </draw:custom-shape>
        </draw:g>
        <draw:line draw:style-name="gr17" draw:text-style-name="P11" draw:layer="layout" svg:x1="241cm" svg:y1="61cm" svg:x2="271cm" svg:y2="61cm">
          <text:p/>
        </draw:line>
        <draw:custom-shape draw:style-name="gr29" draw:text-style-name="P15" draw:layer="layout" svg:width="27.6cm" svg:height="8.8cm" svg:x="155.4cm" svg:y="70.7cm">
          <text:p text:style-name="P4"><text:span text:style-name="T2">Bar</text:span></text:p>
          <draw:enhanced-geometry svg:viewBox="0 0 21600 21600" draw:mirror-horizontal="true" draw:type="line-callout-1" draw:modifiers="-2504.25709213434 -2250.56243608681 -194.079924640412 1359.663674582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1" draw:text-style-name="P8" draw:layer="layout" svg:width="24.99cm" svg:height="36cm" svg:x="243.9cm" svg:y="6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7cm" svg:height="27cm" svg:x="243cm" svg:y="1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27cm" svg:height="35cm" svg:x="243cm" svg:y="1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5cm" svg:height="19.99cm" svg:x="243cm" svg:y="16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4.99cm" svg:height="25cm" svg:x="243.3cm" svg:y="1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7.6cm" svg:height="9.7cm" svg:x="-31.5cm" svg:y="176.9cm">
          <text:p text:style-name="P4"><text:span text:style-name="T2">DVDs</text:span></text:p>
          <draw:enhanced-geometry svg:viewBox="0 0 21600 21600" draw:mirror-horizontal="true" draw:type="line-callout-1" draw:modifiers="-9645.30270642368 -4081.31120503041 -194.079924640412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8" draw:layer="layout" svg:width="56cm" svg:height="26cm" svg:x="183.09cm" svg:y="1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56.01cm" svg:height="26cm" svg:x="183.09cm" svg:y="1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4.1cm" svg:height="9.7cm" svg:x="184cm" svg:y="126.4cm">
          <text:p text:style-name="P4"><text:span text:style-name="T2">Livres de cuisine</text:span></text:p>
          <draw:enhanced-geometry svg:viewBox="0 0 21600 21600" draw:mirror-horizontal="true" draw:type="line-callout-1" draw:modifiers="-7806.80918448139 -4081.31120503041 -157.086302454473 1233.522317286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10" draw:layer="layout" svg:width="2cm" svg:height="48cm" draw:transform="rotate (1.5707963267949) translate (56.7cm 1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8" draw:layer="layout" svg:width="6cm" svg:height="3.99cm" svg:x="106.8cm" svg:y="15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5" draw:layer="layout" svg:width="29.15cm" svg:height="12.334cm" svg:x="278.5cm" svg:y="124.266cm">
          <text:p text:style-name="P4"><text:span text:style-name="T2">Livres,</text:span></text:p>
          <text:p text:style-name="P4"><text:span text:style-name="T2">partitions</text:span></text:p>
          <draw:enhanced-geometry svg:viewBox="0 0 21600 21600" draw:mirror-horizontal="true" draw:type="line-callout-1" draw:modifiers="37682.7415869095 -14485.2209160924 -184.501389317691 970.11755168220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8" draw:text-style-name="P5" draw:layer="layout" svg:x1="2cm" svg:y1="40.9cm" svg:x2="242cm" svg:y2="40.9cm">
          <text:p/>
        </draw:line>
        <draw:custom-shape draw:style-name="gr42" draw:text-style-name="P19" draw:layer="layout" svg:width="238cm" svg:height="4cm" svg:x="2.5cm" svg:y="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0" draw:text-style-name="P5" draw:layer="layout" svg:x1="1cm" svg:y1="0.6cm" svg:x2="1cm" svg:y2="-4cm">
            <text:p/>
          </draw:line>
          <draw:line draw:style-name="gr10" draw:text-style-name="P5" draw:layer="layout" svg:x1="241cm" svg:y1="0.6cm" svg:x2="241cm" svg:y2="-4cm">
            <text:p/>
          </draw:line>
        </draw:g>
        <draw:custom-shape draw:style-name="gr43" draw:text-style-name="P20" draw:layer="layout" svg:width="5cm" svg:height="19cm" svg:x="267cm" svg:y="-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4" draw:text-style-name="P22" draw:layer="layout" svg:width="41.7cm" svg:height="54cm" svg:x="61.2cm" svg:y="26.4cm">
          <text:p text:style-name="P21"><text:span text:style-name="T2">Planks 240 x 40:</text:span></text:p>
          <text:p text:style-name="P21"><text:span text:style-name="T2">- horiz: 7</text:span></text:p>
          <text:p text:style-name="P21"><text:span text:style-name="T2">- vert: 2</text:span></text:p>
          <text:p text:style-name="P21"><text:span text:style-name="T2"/></text:p>
          <text:p text:style-name="P21"><text:span text:style-name="T2">Planks 240 x 30:</text:span></text:p>
          <text:p text:style-name="P21"><text:span text:style-name="T2">- vert: 1</text:span></text:p>
          <text:p text:style-name="P21"><text:span text:style-name="T2"/></text:p>
          <text:p text:style-name="P21"><text:span text:style-name="T2">Planks 237 x 35:</text:span></text:p>
          <text:p text:style-name="P21"><text:span text:style-name="T2">- horiz: 2</text:span></text:p>
          <text:p text:style-name="P21"><text:span text:style-name="T2"><text:s/></text:span></text:p>
          <text:p text:style-name="P21"/>
          <draw:enhanced-geometry svg:viewBox="0 0 21600 21600" draw:mirror-horizontal="true" draw:type="line-callout-1" draw:modifiers="-1540.97024052181 -1457.57300790726 -128.97532433275 221.59589637228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2cm" draw:rotation="900"/>
    <draw:hatch draw:name="Hatching_20_2" draw:display-name="Hatching 2" draw:style="single" draw:color="#000000" draw:distance="3cm" draw:rotation="900"/>
    <draw:hatch draw:name="Hatching_20_4" draw:display-name="Hatching 4" draw:style="single" draw:color="#000000" draw:distance="1cm" draw:rotation="900"/>
    <draw:hatch draw:name="Hatching_20_6" draw:display-name="Hatching 6" draw:style="double" draw:color="#ffff00" draw:distance="7cm" draw:rotation="450"/>
    <draw:fill-image draw:name="Sky" xlink:href="Pictures/100000000000005E0000005EDCA512E5BABE88AA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0cm" fo:page-height="2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00:22:38.431704664</meta:creation-date>
    <dc:date>2018-01-07T13:28:17.790053597</dc:date>
    <meta:editing-duration>PT2H11M32S</meta:editing-duration>
    <meta:editing-cycles>32</meta:editing-cycles>
    <meta:generator>LibreOffice/5.1.6.2$Linux_X86_64 LibreOffice_project/10m0$Build-2</meta:generator>
    <meta:print-date>2018-01-07T13:05:20.817785709</meta:print-date>
    <meta:document-statistic meta:object-count="93"/>
  </office:meta>
</office:document-meta>
</file>